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666666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1" draw:style-name="gr1" draw:text-style-name="P1" svg:width="15.999cm" svg:height="8.999cm" svg:x="66.335cm" svg:y="2.977cm">
            <draw:object draw:notify-on-update-of-ranges="Feuille1.R8:Feuille1.R8 Feuille1.R9:Feuille1.R15 Feuille1.S8:Feuille1.S8 Feuille1.S9:Feuille1.S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66.709cm" svg:y="13.279cm">
            <draw:object draw:notify-on-update-of-ranges="Feuille1.V8:Feuille1.V8 Feuille1.V9:Feuille1.V15 Feuille1.W8:Feuille1.W8 Feuille1.W9:Feuille1.W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49.286cm" svg:y="20.08cm">
            <draw:object draw:notify-on-update-of-ranges="Feuille1.R20:Feuille1.R20 Feuille1.S20:Feuille1.S20 Feuille1.S21:Feuille1.S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.999cm" svg:height="8.999cm" svg:x="68.652cm" svg:y="24.06cm">
            <draw:object draw:notify-on-update-of-ranges="Feuille1.V20:Feuille1.V20 Feuille1.W20:Feuille1.W20 Feuille1.W21:Feuille1.W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15.999cm" svg:height="8.999cm" svg:x="54.674cm" svg:y="36.591cm">
            <draw:object draw:notify-on-update-of-ranges="Feuille1.R31:Feuille1.R31 Feuille1.R32:Feuille1.R38 Feuille1.S31:Feuille1.S31 Feuille1.S32:Feuille1.S3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2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11"/>
          <table:table-cell table:number-columns-repeated="12"/>
        </table:table-row>
        <table:table-row table:style-name="ro1">
          <table:table-cell office:value-type="string" calcext:value-type="string">
            <text:p>séquentiel</text:p>
          </table:table-cell>
          <table:table-cell table:style-name="Default"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bre de Face</text:p>
          </table:table-cell>
          <table:table-cell office:value-type="string" calcext:value-type="string">
            <text:p>Nombre de Point</text:p>
          </table:table-cell>
          <table:table-cell office:value-type="string" calcext:value-type="string">
            <text:p>Aire</text:p>
          </table:table-cell>
          <table:table-cell/>
          <table:table-cell office:value-type="string" calcext:value-type="string">
            <text:p>time user</text:p>
          </table:table-cell>
          <table:table-cell office:value-type="string" calcext:value-type="string">
            <text:p>time sy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M free start</text:p>
          </table:table-cell>
          <table:table-cell office:value-type="string" calcext:value-type="string">
            <text:p>RAM free end</text:p>
          </table:table-cell>
          <table:table-cell table:style-name="ce1" office:value-type="string" calcext:value-type="string">
            <text:p>Diff. RAM k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n1k5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252.19</text:p>
          </table:table-cell>
          <table:table-cell/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0.004" calcext:value-type="float">
            <text:p>0,004</text:p>
          </table:table-cell>
          <table:table-cell office:value-type="float" office:value="2304876" calcext:value-type="float">
            <text:p>2304876</text:p>
          </table:table-cell>
          <table:table-cell office:value-type="float" office:value="2302516" calcext:value-type="float">
            <text:p>2302516</text:p>
          </table:table-cell>
          <table:table-cell table:formula="of:=[.J4]-[.K4]" office:value-type="float" office:value="2360" calcext:value-type="float">
            <text:p>23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10k.off</text:p>
          </table:table-cell>
          <table:table-cell office:value-type="float" office:value="9968" calcext:value-type="float">
            <text:p>9968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0.05700489</text:p>
          </table:table-cell>
          <table:table-cell/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table:formula="of:=[.G5]-[.H5]" office:value-type="float" office:value="0.016" calcext:value-type="float">
            <text:p>0,016</text:p>
          </table:table-cell>
          <table:table-cell office:value-type="float" office:value="2304004" calcext:value-type="float">
            <text:p>2304004</text:p>
          </table:table-cell>
          <table:table-cell office:value-type="float" office:value="2298564" calcext:value-type="float">
            <text:p>2298564</text:p>
          </table:table-cell>
          <table:table-cell table:formula="of:=[.J5]-[.K5]" office:value-type="float" office:value="5440" calcext:value-type="float">
            <text:p>54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string" calcext:value-type="string">
            <text:p>0.0560447</text:p>
          </table:table-cell>
          <table:table-cell/>
          <table:table-cell office:value-type="float" office:value="0.468" calcext:value-type="float">
            <text:p>0,468</text:p>
          </table:table-cell>
          <table:table-cell office:value-type="float" office:value="0" calcext:value-type="float">
            <text:p>0</text:p>
          </table:table-cell>
          <table:table-cell table:formula="of:=[.G6]+[.H6]" office:value-type="float" office:value="0.468" calcext:value-type="float">
            <text:p>0,468</text:p>
          </table:table-cell>
          <table:table-cell office:value-type="float" office:value="2332376" calcext:value-type="float">
            <text:p>2332376</text:p>
          </table:table-cell>
          <table:table-cell office:value-type="float" office:value="2277536" calcext:value-type="float">
            <text:p>2277536</text:p>
          </table:table-cell>
          <table:table-cell table:formula="of:=[.J6]-[.K6]" office:value-type="float" office:value="54840" calcext:value-type="float">
            <text:p>548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1m.off</text:p>
          </table:table-cell>
          <table:table-cell office:value-type="float" office:value="1087716" calcext:value-type="float">
            <text:p>1087716</text:p>
          </table:table-cell>
          <table:table-cell office:value-type="float" office:value="543652" calcext:value-type="float">
            <text:p>543652</text:p>
          </table:table-cell>
          <table:table-cell office:value-type="string" calcext:value-type="string">
            <text:p>0.0559955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0.008" calcext:value-type="float">
            <text:p>0,008</text:p>
          </table:table-cell>
          <table:table-cell table:formula="of:=[.G7]+[.H7]" office:value-type="float" office:value="0.968" calcext:value-type="float">
            <text:p>0,968</text:p>
          </table:table-cell>
          <table:table-cell office:value-type="float" office:value="2311072" calcext:value-type="float">
            <text:p>2311072</text:p>
          </table:table-cell>
          <table:table-cell office:value-type="float" office:value="2230416" calcext:value-type="float">
            <text:p>2230416</text:p>
          </table:table-cell>
          <table:table-cell table:formula="of:=[.J7]-[.K7]" office:value-type="float" office:value="80656" calcext:value-type="float">
            <text:p>80656</text:p>
          </table:table-cell>
          <table:table-cell table:number-columns-repeated="5"/>
          <table:table-cell table:style-name="ce4" office:value-type="string" calcext:value-type="string" table:number-columns-spanned="3" table:number-rows-spanned="1">
            <text:p>1500 itérations</text:p>
          </table:table-cell>
          <table:covered-table-cell table:number-columns-repeated="2" table:style-name="ce1"/>
          <table:table-cell/>
          <table:table-cell table:style-name="ce4" office:value-type="string" calcext:value-type="string" table:number-columns-spanned="3" table:number-rows-spanned="1">
            <text:p>10 000 itérations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 calcext:value-type="string">
            <text:p>statu10m.off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99996" calcext:value-type="float">
            <text:p>4999996</text:p>
          </table:table-cell>
          <table:table-cell office:value-type="float" office:value="235484" calcext:value-type="float">
            <text:p>235484</text:p>
          </table:table-cell>
          <table:table-cell/>
          <table:table-cell office:value-type="float" office:value="7.924" calcext:value-type="float">
            <text:p>7,924</text:p>
          </table:table-cell>
          <table:table-cell office:value-type="float" office:value="0.116" calcext:value-type="float">
            <text:p>0,116</text:p>
          </table:table-cell>
          <table:table-cell table:formula="of:=[.G8]+[.H8]" office:value-type="float" office:value="8.04" calcext:value-type="float">
            <text:p>8,04</text:p>
          </table:table-cell>
          <table:table-cell office:value-type="float" office:value="2266532" calcext:value-type="float">
            <text:p>2266532</text:p>
          </table:table-cell>
          <table:table-cell office:value-type="float" office:value="1594388" calcext:value-type="float">
            <text:p>1594388</text:p>
          </table:table-cell>
          <table:table-cell table:formula="of:=[.J8]-[.K8]" office:value-type="float" office:value="672144" calcext:value-type="float">
            <text:p>672144</text:p>
          </table:table-cell>
          <table:table-cell table:number-columns-repeated="5"/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 (s)</text:p>
          </table:table-cell>
          <table:table-cell table:style-name="ce1" office:value-type="string" calcext:value-type="string">
            <text:p>RAM utilisée (kB)</text:p>
          </table:table-cell>
          <table:table-cell/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 (s)</text:p>
          </table:table-cell>
          <table:table-cell table:style-name="ce1" office:value-type="string" calcext:value-type="string">
            <text:p>RAM utilisée (kB)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Séquentiel</text:p>
          </table:table-cell>
          <table:table-cell table:style-name="ce1" table:formula="of:=[.I4]" office:value-type="float" office:value="0.004" calcext:value-type="float">
            <text:p>0,004</text:p>
          </table:table-cell>
          <table:table-cell table:style-name="ce1" office:value-type="float" office:value="2360" calcext:value-type="float">
            <text:p>2360</text:p>
          </table:table-cell>
          <table:table-cell/>
          <table:table-cell table:style-name="ce1" office:value-type="string" calcext:value-type="string">
            <text:p>Séquentiel</text:p>
          </table:table-cell>
          <table:table-cell table:style-name="ce1" table:formula="of:=[.I5]" office:value-type="float" office:value="0.016" calcext:value-type="float">
            <text:p>0,016</text:p>
          </table:table-cell>
          <table:table-cell table:style-name="ce1" table:formula="of:=[.L5]" office:value-type="float" office:value="5440" calcext:value-type="float">
            <text:p>5440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2 Threads</text:p>
          </table:table-cell>
          <table:table-cell table:style-name="ce1" table:formula="of:=[.I13]" office:value-type="float" office:value="0" calcext:value-type="float">
            <text:p>0</text:p>
          </table:table-cell>
          <table:table-cell table:style-name="ce1" table:formula="of:=[.L13]" office:value-type="float" office:value="-808" calcext:value-type="float">
            <text:p>-808</text:p>
          </table:table-cell>
          <table:table-cell/>
          <table:table-cell table:style-name="ce1" office:value-type="string" calcext:value-type="string">
            <text:p>2 Threads</text:p>
          </table:table-cell>
          <table:table-cell table:style-name="ce1" table:formula="of:=[.I14]" office:value-type="float" office:value="0.008" calcext:value-type="float">
            <text:p>0,008</text:p>
          </table:table-cell>
          <table:table-cell table:style-name="ce1" table:formula="of:=[.L14]"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4 Threads</text:p>
          </table:table-cell>
          <table:table-cell table:style-name="ce1" table:formula="of:=[.I21]" office:value-type="float" office:value="0" calcext:value-type="float">
            <text:p>0</text:p>
          </table:table-cell>
          <table:table-cell table:style-name="ce1" table:formula="of:=[.L21]" office:value-type="float" office:value="8688" calcext:value-type="float">
            <text:p>8688</text:p>
          </table:table-cell>
          <table:table-cell/>
          <table:table-cell table:style-name="ce1" office:value-type="string" calcext:value-type="string">
            <text:p>4 Threads</text:p>
          </table:table-cell>
          <table:table-cell table:style-name="ce1" table:formula="of:=[.I22]" office:value-type="float" office:value="0.008" calcext:value-type="float">
            <text:p>0,008</text:p>
          </table:table-cell>
          <table:table-cell table:style-name="ce1" table:formula="of:=[.L22]" office:value-type="float" office:value="3192" calcext:value-type="float">
            <text:p>3192</text:p>
          </table:table-cell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bre de Face</text:p>
          </table:table-cell>
          <table:table-cell office:value-type="string" calcext:value-type="string">
            <text:p>Nombre de Point</text:p>
          </table:table-cell>
          <table:table-cell office:value-type="string" calcext:value-type="string">
            <text:p>Aire</text:p>
          </table:table-cell>
          <table:table-cell/>
          <table:table-cell office:value-type="string" calcext:value-type="string">
            <text:p>time user</text:p>
          </table:table-cell>
          <table:table-cell office:value-type="string" calcext:value-type="string">
            <text:p>time sy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M free start</text:p>
          </table:table-cell>
          <table:table-cell office:value-type="string" calcext:value-type="string">
            <text:p>RAM free end</text:p>
          </table:table-cell>
          <table:table-cell table:style-name="ce1" office:value-type="string" calcext:value-type="string">
            <text:p>Diff. RAM kB</text:p>
          </table:table-cell>
          <table:table-cell table:number-columns-repeated="5"/>
          <table:table-cell table:style-name="ce1" office:value-type="string" calcext:value-type="string">
            <text:p>8 Threads</text:p>
          </table:table-cell>
          <table:table-cell table:style-name="ce1" table:formula="of:=[.I29]" office:value-type="float" office:value="0.004" calcext:value-type="float">
            <text:p>0,004</text:p>
          </table:table-cell>
          <table:table-cell table:style-name="ce1" table:formula="of:=[.L29]" office:value-type="float" office:value="-596" calcext:value-type="float">
            <text:p>-596</text:p>
          </table:table-cell>
          <table:table-cell/>
          <table:table-cell table:style-name="ce1" office:value-type="string" calcext:value-type="string">
            <text:p>8 Threads</text:p>
          </table:table-cell>
          <table:table-cell table:style-name="ce1" table:formula="of:=[.I30]" office:value-type="float" office:value="0.032" calcext:value-type="float">
            <text:p>0,032</text:p>
          </table:table-cell>
          <table:table-cell table:style-name="ce1" table:formula="of:=[.L30]" office:value-type="float" office:value="-272" calcext:value-type="float">
            <text:p>-272</text:p>
          </table:table-cell>
        </table:table-row>
        <table:table-row table:style-name="ro1">
          <table:table-cell/>
          <table:table-cell office:value-type="string" calcext:value-type="string">
            <text:p>can1k5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252.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G13]+[.H13]" office:value-type="float" office:value="0" calcext:value-type="float">
            <text:p>0</text:p>
          </table:table-cell>
          <table:table-cell office:value-type="float" office:value="4966512" calcext:value-type="float">
            <text:p>4966512</text:p>
          </table:table-cell>
          <table:table-cell office:value-type="float" office:value="4967320" calcext:value-type="float">
            <text:p>4967320</text:p>
          </table:table-cell>
          <table:table-cell table:formula="of:=[.J13]-[.K13]" office:value-type="float" office:value="-808" calcext:value-type="float">
            <text:p>-808</text:p>
          </table:table-cell>
          <table:table-cell table:number-columns-repeated="5"/>
          <table:table-cell table:style-name="ce1" office:value-type="string" calcext:value-type="string">
            <text:p>OpenMP 2</text:p>
          </table:table-cell>
          <table:table-cell table:style-name="ce1" table:formula="of:=[.I40]" office:value-type="float" office:value="0.004" calcext:value-type="float">
            <text:p>0,004</text:p>
          </table:table-cell>
          <table:table-cell table:style-name="ce1" table:formula="of:=[.L40]" office:value-type="float" office:value="-304" calcext:value-type="float">
            <text:p>-304</text:p>
          </table:table-cell>
          <table:table-cell/>
          <table:table-cell table:style-name="ce1" office:value-type="string" calcext:value-type="string">
            <text:p>OpenMP 2</text:p>
          </table:table-cell>
          <table:table-cell table:style-name="ce1" table:formula="of:=[.I40]" office:value-type="float" office:value="0.004" calcext:value-type="float">
            <text:p>0,004</text:p>
          </table:table-cell>
          <table:table-cell table:style-name="ce1" table:formula="of:=[.L41]" office:value-type="float" office:value="-596" calcext:value-type="float">
            <text:p>-596</text:p>
          </table:table-cell>
        </table:table-row>
        <table:table-row table:style-name="ro1">
          <table:table-cell/>
          <table:table-cell office:value-type="string" calcext:value-type="string">
            <text:p>bouddha10k.off</text:p>
          </table:table-cell>
          <table:table-cell office:value-type="float" office:value="9968" calcext:value-type="float">
            <text:p>9968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0.05700489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table:formula="of:=[.G14]-[.H14]" office:value-type="float" office:value="0.008" calcext:value-type="float">
            <text:p>0,008</text:p>
          </table:table-cell>
          <table:table-cell office:value-type="float" office:value="4968656" calcext:value-type="float">
            <text:p>4968656</text:p>
          </table:table-cell>
          <table:table-cell office:value-type="float" office:value="4968716" calcext:value-type="float">
            <text:p>4968716</text:p>
          </table:table-cell>
          <table:table-cell table:formula="of:=[.J14]-[.K14]" office:value-type="float" office:value="-60" calcext:value-type="float">
            <text:p>-60</text:p>
          </table:table-cell>
          <table:table-cell table:number-columns-repeated="5"/>
          <table:table-cell table:style-name="ce1" office:value-type="string" calcext:value-type="string">
            <text:p>OpenMP 4</text:p>
          </table:table-cell>
          <table:table-cell table:style-name="ce1" table:formula="of:=[.I48]" office:value-type="float" office:value="0.004" calcext:value-type="float">
            <text:p>0,004</text:p>
          </table:table-cell>
          <table:table-cell table:style-name="ce1" table:formula="of:=[.L48]" office:value-type="float" office:value="2472" calcext:value-type="float">
            <text:p>2472</text:p>
          </table:table-cell>
          <table:table-cell/>
          <table:table-cell table:style-name="ce1" office:value-type="string" calcext:value-type="string">
            <text:p>OpenMP 4</text:p>
          </table:table-cell>
          <table:table-cell table:style-name="ce1" table:formula="of:=[.I49]" office:value-type="float" office:value="0.032" calcext:value-type="float">
            <text:p>0,032</text:p>
          </table:table-cell>
          <table:table-cell table:style-name="ce1" table:formula="of:=[.L49]" office:value-type="float" office:value="4232" calcext:value-type="float">
            <text:p>4232</text:p>
          </table:table-cell>
        </table:table-row>
        <table:table-row table:style-name="ro1">
          <table:table-cell/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string" calcext:value-type="string">
            <text:p>0.0560447</text:p>
          </table:table-cell>
          <table:table-cell/>
          <table:table-cell office:value-type="float" office:value="0.412" calcext:value-type="float">
            <text:p>0,412</text:p>
          </table:table-cell>
          <table:table-cell office:value-type="float" office:value="0.012" calcext:value-type="float">
            <text:p>0,012</text:p>
          </table:table-cell>
          <table:table-cell table:formula="of:=[.G15]+[.H15]" office:value-type="float" office:value="0.424" calcext:value-type="float">
            <text:p>0,424</text:p>
          </table:table-cell>
          <table:table-cell office:value-type="float" office:value="4968600" calcext:value-type="float">
            <text:p>4968600</text:p>
          </table:table-cell>
          <table:table-cell office:value-type="float" office:value="4936608" calcext:value-type="float">
            <text:p>4936608</text:p>
          </table:table-cell>
          <table:table-cell table:formula="of:=[.J15]-[.K15]" office:value-type="float" office:value="31992" calcext:value-type="float">
            <text:p>31992</text:p>
          </table:table-cell>
          <table:table-cell table:number-columns-repeated="5"/>
          <table:table-cell table:style-name="ce1" office:value-type="string" calcext:value-type="string">
            <text:p>OpenMP 8</text:p>
          </table:table-cell>
          <table:table-cell table:style-name="ce1" table:formula="of:=[.I56]" office:value-type="float" office:value="0.052" calcext:value-type="float">
            <text:p>0,052</text:p>
          </table:table-cell>
          <table:table-cell table:style-name="ce1" table:formula="of:=[.L56]" office:value-type="float" office:value="236" calcext:value-type="float">
            <text:p>236</text:p>
          </table:table-cell>
          <table:table-cell/>
          <table:table-cell table:style-name="ce1" office:value-type="string" calcext:value-type="string">
            <text:p>OpenMP 8</text:p>
          </table:table-cell>
          <table:table-cell table:style-name="ce1" table:formula="of:=[.I57]" office:value-type="float" office:value="0.128" calcext:value-type="float">
            <text:p>0,128</text:p>
          </table:table-cell>
          <table:table-cell table:style-name="ce1" table:formula="of:=[.L57]"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bouddha1m.off</text:p>
          </table:table-cell>
          <table:table-cell office:value-type="float" office:value="1087716" calcext:value-type="float">
            <text:p>1087716</text:p>
          </table:table-cell>
          <table:table-cell office:value-type="float" office:value="543652" calcext:value-type="float">
            <text:p>543652</text:p>
          </table:table-cell>
          <table:table-cell office:value-type="string" calcext:value-type="string">
            <text:p>0.0559955</text:p>
          </table:table-cell>
          <table:table-cell/>
          <table:table-cell office:value-type="float" office:value="0.936" calcext:value-type="float">
            <text:p>0,936</text:p>
          </table:table-cell>
          <table:table-cell office:value-type="float" office:value="0.016" calcext:value-type="float">
            <text:p>0,016</text:p>
          </table:table-cell>
          <table:table-cell table:formula="of:=[.G16]+[.H16]" office:value-type="float" office:value="0.952" calcext:value-type="float">
            <text:p>0,952</text:p>
          </table:table-cell>
          <table:table-cell office:value-type="float" office:value="4970652" calcext:value-type="float">
            <text:p>4970652</text:p>
          </table:table-cell>
          <table:table-cell office:value-type="float" office:value="4881056" calcext:value-type="float">
            <text:p>4881056</text:p>
          </table:table-cell>
          <table:table-cell table:formula="of:=[.J16]-[.K16]" office:value-type="float" office:value="89596" calcext:value-type="float">
            <text:p>895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tu10m.off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99996" calcext:value-type="float">
            <text:p>4999996</text:p>
          </table:table-cell>
          <table:table-cell office:value-type="float" office:value="235484" calcext:value-type="float">
            <text:p>235484</text:p>
          </table:table-cell>
          <table:table-cell/>
          <table:table-cell office:value-type="float" office:value="8.04" calcext:value-type="float">
            <text:p>8,04</text:p>
          </table:table-cell>
          <table:table-cell office:value-type="float" office:value="0.116" calcext:value-type="float">
            <text:p>0,116</text:p>
          </table:table-cell>
          <table:table-cell table:formula="of:=[.G17]+[.H17]" office:value-type="float" office:value="8.156" calcext:value-type="float">
            <text:p>8,156</text:p>
          </table:table-cell>
          <table:table-cell office:value-type="float" office:value="4934888" calcext:value-type="float">
            <text:p>4934888</text:p>
          </table:table-cell>
          <table:table-cell office:value-type="float" office:value="4268272" calcext:value-type="float">
            <text:p>4268272</text:p>
          </table:table-cell>
          <table:table-cell table:formula="of:=[.J17]-[.K17]" office:value-type="float" office:value="666616" calcext:value-type="float">
            <text:p>66661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1"/>
          <table:table-cell table:number-columns-repeated="12"/>
        </table:table-row>
        <table:table-row table:style-name="ro1">
          <table:table-cell office:value-type="string" calcext:value-type="string">
            <text:p>4 threads</text:p>
          </table:table-cell>
          <table:table-cell table:style-name="Default" table:number-columns-repeated="11"/>
          <table:table-cell table:number-columns-repeated="5"/>
          <table:table-cell table:style-name="ce4" office:value-type="string" calcext:value-type="string" table:number-columns-spanned="3" table:number-rows-spanned="1">
            <text:p>500 000 itérations</text:p>
          </table:table-cell>
          <table:covered-table-cell table:number-columns-repeated="2" table:style-name="ce1"/>
          <table:table-cell/>
          <table:table-cell table:style-name="ce4" office:value-type="string" calcext:value-type="string" table:number-columns-spanned="3" table:number-rows-spanned="1">
            <text:p>1 000 000 itérations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bre de Face</text:p>
          </table:table-cell>
          <table:table-cell office:value-type="string" calcext:value-type="string">
            <text:p>Nombre de Point</text:p>
          </table:table-cell>
          <table:table-cell office:value-type="string" calcext:value-type="string">
            <text:p>Aire</text:p>
          </table:table-cell>
          <table:table-cell/>
          <table:table-cell office:value-type="string" calcext:value-type="string">
            <text:p>time user</text:p>
          </table:table-cell>
          <table:table-cell office:value-type="string" calcext:value-type="string">
            <text:p>time sy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M free start</text:p>
          </table:table-cell>
          <table:table-cell office:value-type="string" calcext:value-type="string">
            <text:p>RAM free end</text:p>
          </table:table-cell>
          <table:table-cell table:style-name="ce1" office:value-type="string" calcext:value-type="string">
            <text:p>Diff. RAM kB</text:p>
          </table:table-cell>
          <table:table-cell table:number-columns-repeated="5"/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 (s)</text:p>
          </table:table-cell>
          <table:table-cell table:style-name="ce1" office:value-type="string" calcext:value-type="string">
            <text:p>RAM utilisée (kB)</text:p>
          </table:table-cell>
          <table:table-cell/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 (s)</text:p>
          </table:table-cell>
          <table:table-cell table:style-name="ce1" office:value-type="string" calcext:value-type="string">
            <text:p>RAM utilisée (kB)</text:p>
          </table:table-cell>
        </table:table-row>
        <table:table-row table:style-name="ro1">
          <table:table-cell/>
          <table:table-cell office:value-type="string" calcext:value-type="string">
            <text:p>can1k5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252.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G21]+[.H21]" office:value-type="float" office:value="0" calcext:value-type="float">
            <text:p>0</text:p>
          </table:table-cell>
          <table:table-cell office:value-type="float" office:value="2364092" calcext:value-type="float">
            <text:p>2364092</text:p>
          </table:table-cell>
          <table:table-cell office:value-type="float" office:value="2355404" calcext:value-type="float">
            <text:p>2355404</text:p>
          </table:table-cell>
          <table:table-cell table:formula="of:=[.J21]-[.K21]" office:value-type="float" office:value="8688" calcext:value-type="float">
            <text:p>8688</text:p>
          </table:table-cell>
          <table:table-cell table:number-columns-repeated="5"/>
          <table:table-cell table:style-name="ce1" office:value-type="string" calcext:value-type="string">
            <text:p>Séquentiel</text:p>
          </table:table-cell>
          <table:table-cell table:style-name="ce1" table:formula="of:=[.I6]" office:value-type="float" office:value="0.468" calcext:value-type="float">
            <text:p>0,468</text:p>
          </table:table-cell>
          <table:table-cell table:style-name="ce1" table:formula="of:=[.L6]" office:value-type="float" office:value="54840" calcext:value-type="float">
            <text:p>54840</text:p>
          </table:table-cell>
          <table:table-cell/>
          <table:table-cell table:style-name="ce1" office:value-type="string" calcext:value-type="string">
            <text:p>Séquentiel</text:p>
          </table:table-cell>
          <table:table-cell table:style-name="ce1" table:formula="of:=[.I7]" office:value-type="float" office:value="0.968" calcext:value-type="float">
            <text:p>0,968</text:p>
          </table:table-cell>
          <table:table-cell table:style-name="ce1" table:formula="of:=[.L7]" office:value-type="float" office:value="80656" calcext:value-type="float">
            <text:p>80656</text:p>
          </table:table-cell>
        </table:table-row>
        <table:table-row table:style-name="ro1">
          <table:table-cell/>
          <table:table-cell office:value-type="string" calcext:value-type="string">
            <text:p>bouddha10k.off</text:p>
          </table:table-cell>
          <table:table-cell office:value-type="float" office:value="9968" calcext:value-type="float">
            <text:p>9968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0.05700489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table:formula="of:=[.G22]-[.H22]" office:value-type="float" office:value="0.008" calcext:value-type="float">
            <text:p>0,008</text:p>
          </table:table-cell>
          <table:table-cell office:value-type="float" office:value="2388792" calcext:value-type="float">
            <text:p>2388792</text:p>
          </table:table-cell>
          <table:table-cell office:value-type="float" office:value="2385600" calcext:value-type="float">
            <text:p>2385600</text:p>
          </table:table-cell>
          <table:table-cell table:formula="of:=[.J22]-[.K22]" office:value-type="float" office:value="3192" calcext:value-type="float">
            <text:p>3192</text:p>
          </table:table-cell>
          <table:table-cell table:number-columns-repeated="5"/>
          <table:table-cell table:style-name="ce1" office:value-type="string" calcext:value-type="string">
            <text:p>2 Threads</text:p>
          </table:table-cell>
          <table:table-cell table:style-name="ce1" table:formula="of:=[.I15]" office:value-type="float" office:value="0.424" calcext:value-type="float">
            <text:p>0,424</text:p>
          </table:table-cell>
          <table:table-cell table:style-name="ce1" table:formula="of:=[.L15]" office:value-type="float" office:value="31992" calcext:value-type="float">
            <text:p>31992</text:p>
          </table:table-cell>
          <table:table-cell/>
          <table:table-cell table:style-name="ce1" office:value-type="string" calcext:value-type="string">
            <text:p>2 Threads</text:p>
          </table:table-cell>
          <table:table-cell table:style-name="ce1" table:formula="of:=[.I16]" office:value-type="float" office:value="0.952" calcext:value-type="float">
            <text:p>0,952</text:p>
          </table:table-cell>
          <table:table-cell table:style-name="ce1" table:formula="of:=[.L16]" office:value-type="float" office:value="89596" calcext:value-type="float">
            <text:p>89596</text:p>
          </table:table-cell>
        </table:table-row>
        <table:table-row table:style-name="ro1">
          <table:table-cell/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string" calcext:value-type="string">
            <text:p>0.0560447</text:p>
          </table:table-cell>
          <table:table-cell/>
          <table:table-cell office:value-type="float" office:value="0.484" calcext:value-type="float">
            <text:p>0,484</text:p>
          </table:table-cell>
          <table:table-cell office:value-type="float" office:value="0.008" calcext:value-type="float">
            <text:p>0,008</text:p>
          </table:table-cell>
          <table:table-cell table:formula="of:=[.G23]+[.H23]" office:value-type="float" office:value="0.492" calcext:value-type="float">
            <text:p>0,492</text:p>
          </table:table-cell>
          <table:table-cell office:value-type="float" office:value="2421116" calcext:value-type="float">
            <text:p>2421116</text:p>
          </table:table-cell>
          <table:table-cell office:value-type="float" office:value="2380252" calcext:value-type="float">
            <text:p>2380252</text:p>
          </table:table-cell>
          <table:table-cell table:formula="of:=[.J23]-[.K23]" office:value-type="float" office:value="40864" calcext:value-type="float">
            <text:p>40864</text:p>
          </table:table-cell>
          <table:table-cell table:number-columns-repeated="5"/>
          <table:table-cell table:style-name="ce1" office:value-type="string" calcext:value-type="string">
            <text:p>4 Threads</text:p>
          </table:table-cell>
          <table:table-cell table:style-name="ce1" table:formula="of:=[.I23]" office:value-type="float" office:value="0.492" calcext:value-type="float">
            <text:p>0,492</text:p>
          </table:table-cell>
          <table:table-cell table:style-name="ce1" table:formula="of:=[.L23]" office:value-type="float" office:value="40864" calcext:value-type="float">
            <text:p>40864</text:p>
          </table:table-cell>
          <table:table-cell/>
          <table:table-cell table:style-name="ce1" office:value-type="string" calcext:value-type="string">
            <text:p>4 Threads</text:p>
          </table:table-cell>
          <table:table-cell table:style-name="ce1" table:formula="of:=[.I24]" office:value-type="float" office:value="1.02" calcext:value-type="float">
            <text:p>1,02</text:p>
          </table:table-cell>
          <table:table-cell table:style-name="ce1" table:formula="of:=[.L24]" office:value-type="float" office:value="94580" calcext:value-type="float">
            <text:p>94580</text:p>
          </table:table-cell>
        </table:table-row>
        <table:table-row table:style-name="ro1">
          <table:table-cell/>
          <table:table-cell office:value-type="string" calcext:value-type="string">
            <text:p>bouddha1m.off</text:p>
          </table:table-cell>
          <table:table-cell office:value-type="float" office:value="1087716" calcext:value-type="float">
            <text:p>1087716</text:p>
          </table:table-cell>
          <table:table-cell office:value-type="float" office:value="543652" calcext:value-type="float">
            <text:p>543652</text:p>
          </table:table-cell>
          <table:table-cell office:value-type="string" calcext:value-type="string">
            <text:p>0.0559955</text:p>
          </table:table-cell>
          <table:table-cell/>
          <table:table-cell office:value-type="float" office:value="1.012" calcext:value-type="float">
            <text:p>1,012</text:p>
          </table:table-cell>
          <table:table-cell office:value-type="float" office:value="0.008" calcext:value-type="float">
            <text:p>0,008</text:p>
          </table:table-cell>
          <table:table-cell table:formula="of:=[.G24]+[.H24]" office:value-type="float" office:value="1.02" calcext:value-type="float">
            <text:p>1,02</text:p>
          </table:table-cell>
          <table:table-cell office:value-type="float" office:value="2475904" calcext:value-type="float">
            <text:p>2475904</text:p>
          </table:table-cell>
          <table:table-cell office:value-type="float" office:value="2381324" calcext:value-type="float">
            <text:p>2381324</text:p>
          </table:table-cell>
          <table:table-cell table:formula="of:=[.J24]-[.K24]" office:value-type="float" office:value="94580" calcext:value-type="float">
            <text:p>94580</text:p>
          </table:table-cell>
          <table:table-cell table:number-columns-repeated="5"/>
          <table:table-cell table:style-name="ce1" office:value-type="string" calcext:value-type="string">
            <text:p>8 Threads</text:p>
          </table:table-cell>
          <table:table-cell table:style-name="ce1" table:formula="of:=[.I31]" office:value-type="float" office:value="0.504" calcext:value-type="float">
            <text:p>0,504</text:p>
          </table:table-cell>
          <table:table-cell table:style-name="ce1" table:formula="of:=[.L31]" office:value-type="float" office:value="32592" calcext:value-type="float">
            <text:p>32592</text:p>
          </table:table-cell>
          <table:table-cell/>
          <table:table-cell table:style-name="ce1" office:value-type="string" calcext:value-type="string">
            <text:p>8 Threads</text:p>
          </table:table-cell>
          <table:table-cell table:style-name="ce1" table:formula="of:=[.I32]" office:value-type="float" office:value="1.148" calcext:value-type="float">
            <text:p>1,148</text:p>
          </table:table-cell>
          <table:table-cell table:style-name="ce1" table:formula="of:=[.L32]" office:value-type="float" office:value="71528" calcext:value-type="float">
            <text:p>71528</text:p>
          </table:table-cell>
        </table:table-row>
        <table:table-row table:style-name="ro1">
          <table:table-cell/>
          <table:table-cell office:value-type="string" calcext:value-type="string">
            <text:p>statu10m.off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99996" calcext:value-type="float">
            <text:p>4999996</text:p>
          </table:table-cell>
          <table:table-cell office:value-type="float" office:value="235484" calcext:value-type="float">
            <text:p>235484</text:p>
          </table:table-cell>
          <table:table-cell/>
          <table:table-cell office:value-type="float" office:value="8.208" calcext:value-type="float">
            <text:p>8,208</text:p>
          </table:table-cell>
          <table:table-cell office:value-type="float" office:value="0.08" calcext:value-type="float">
            <text:p>0,08</text:p>
          </table:table-cell>
          <table:table-cell table:formula="of:=[.G25]+[.H25]" office:value-type="float" office:value="8.288" calcext:value-type="float">
            <text:p>8,288</text:p>
          </table:table-cell>
          <table:table-cell office:value-type="float" office:value="2460320" calcext:value-type="float">
            <text:p>2460320</text:p>
          </table:table-cell>
          <table:table-cell office:value-type="float" office:value="1774968" calcext:value-type="float">
            <text:p>1774968</text:p>
          </table:table-cell>
          <table:table-cell table:formula="of:=[.J25]-[.K25]" office:value-type="float" office:value="685352" calcext:value-type="float">
            <text:p>685352</text:p>
          </table:table-cell>
          <table:table-cell table:number-columns-repeated="5"/>
          <table:table-cell table:style-name="ce1" office:value-type="string" calcext:value-type="string">
            <text:p>OpenMP 2</text:p>
          </table:table-cell>
          <table:table-cell table:style-name="ce1" table:formula="of:=[.I50]" office:value-type="float" office:value="0.432" calcext:value-type="float">
            <text:p>0,432</text:p>
          </table:table-cell>
          <table:table-cell table:style-name="ce1" table:formula="of:=[.L42]" office:value-type="float" office:value="31844" calcext:value-type="float">
            <text:p>31844</text:p>
          </table:table-cell>
          <table:table-cell/>
          <table:table-cell table:style-name="ce1" office:value-type="string" calcext:value-type="string">
            <text:p>OpenMP 2</text:p>
          </table:table-cell>
          <table:table-cell table:style-name="ce1" table:formula="of:=[.I43]" office:value-type="float" office:value="0.92" calcext:value-type="float">
            <text:p>0,92</text:p>
          </table:table-cell>
          <table:table-cell table:style-name="ce1" table:formula="of:=[.L43]" office:value-type="float" office:value="72920" calcext:value-type="float">
            <text:p>72920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OpenMP 4</text:p>
          </table:table-cell>
          <table:table-cell table:style-name="ce1" table:formula="of:=[.I50]" office:value-type="float" office:value="0.432" calcext:value-type="float">
            <text:p>0,432</text:p>
          </table:table-cell>
          <table:table-cell table:style-name="ce1" table:formula="of:=[.L50]" office:value-type="float" office:value="39052" calcext:value-type="float">
            <text:p>39052</text:p>
          </table:table-cell>
          <table:table-cell/>
          <table:table-cell table:style-name="ce1" office:value-type="string" calcext:value-type="string">
            <text:p>OpenMP 4</text:p>
          </table:table-cell>
          <table:table-cell table:style-name="ce1" table:formula="of:=[.I51]" office:value-type="float" office:value="0.936" calcext:value-type="float">
            <text:p>0,936</text:p>
          </table:table-cell>
          <table:table-cell table:style-name="ce1" table:formula="of:=[.L51]" office:value-type="float" office:value="77212" calcext:value-type="float">
            <text:p>7721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OpenMP 8</text:p>
          </table:table-cell>
          <table:table-cell table:style-name="ce1" table:formula="of:=[.I58]" office:value-type="float" office:value="0.54" calcext:value-type="float">
            <text:p>0,54</text:p>
          </table:table-cell>
          <table:table-cell table:style-name="ce1" table:formula="of:=[.L58]" office:value-type="float" office:value="33172" calcext:value-type="float">
            <text:p>33172</text:p>
          </table:table-cell>
          <table:table-cell/>
          <table:table-cell table:style-name="ce1" office:value-type="string" calcext:value-type="string">
            <text:p>OpenMP 8</text:p>
          </table:table-cell>
          <table:table-cell table:style-name="ce1" table:formula="of:=[.I59]" office:value-type="float" office:value="1.18" calcext:value-type="float">
            <text:p>1,18</text:p>
          </table:table-cell>
          <table:table-cell table:style-name="ce1" table:formula="of:=[.L59]" office:value-type="float" office:value="71856" calcext:value-type="float">
            <text:p>71856</text:p>
          </table:table-cell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bre de Face</text:p>
          </table:table-cell>
          <table:table-cell office:value-type="string" calcext:value-type="string">
            <text:p>Nombre de Point</text:p>
          </table:table-cell>
          <table:table-cell office:value-type="string" calcext:value-type="string">
            <text:p>Aire</text:p>
          </table:table-cell>
          <table:table-cell/>
          <table:table-cell office:value-type="string" calcext:value-type="string">
            <text:p>time user</text:p>
          </table:table-cell>
          <table:table-cell office:value-type="string" calcext:value-type="string">
            <text:p>time sy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M free start</text:p>
          </table:table-cell>
          <table:table-cell office:value-type="string" calcext:value-type="string">
            <text:p>RAM free end</text:p>
          </table:table-cell>
          <table:table-cell table:style-name="ce1" office:value-type="string" calcext:value-type="string">
            <text:p>Diff. RAM k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n1k5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252.19</text:p>
          </table:table-cell>
          <table:table-cell/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table:formula="of:=[.G29]+[.H29]" office:value-type="float" office:value="0.004" calcext:value-type="float">
            <text:p>0,004</text:p>
          </table:table-cell>
          <table:table-cell office:value-type="float" office:value="4929320" calcext:value-type="float">
            <text:p>4929320</text:p>
          </table:table-cell>
          <table:table-cell office:value-type="float" office:value="4929916" calcext:value-type="float">
            <text:p>4929916</text:p>
          </table:table-cell>
          <table:table-cell table:formula="of:=[.J29]-[.K29]" office:value-type="float" office:value="-596" calcext:value-type="float">
            <text:p>-5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10k.off</text:p>
          </table:table-cell>
          <table:table-cell office:value-type="float" office:value="9968" calcext:value-type="float">
            <text:p>9968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0.05700489</text:p>
          </table:table-cell>
          <table:table-cell/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table:formula="of:=[.G30]-[.H30]" office:value-type="float" office:value="0.032" calcext:value-type="float">
            <text:p>0,032</text:p>
          </table:table-cell>
          <table:table-cell office:value-type="float" office:value="4926592" calcext:value-type="float">
            <text:p>4926592</text:p>
          </table:table-cell>
          <table:table-cell office:value-type="float" office:value="4926864" calcext:value-type="float">
            <text:p>4926864</text:p>
          </table:table-cell>
          <table:table-cell table:formula="of:=[.J30]-[.K30]" office:value-type="float" office:value="-272" calcext:value-type="float">
            <text:p>-272</text:p>
          </table:table-cell>
          <table:table-cell table:number-columns-repeated="5"/>
          <table:table-cell table:style-name="ce4" office:value-type="string" calcext:value-type="string" table:number-columns-spanned="3" table:number-rows-spanned="1">
            <text:p>10 000 000 itérations</text:p>
          </table:table-cell>
          <table:covered-table-cell table:number-columns-repeated="2"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string" calcext:value-type="string">
            <text:p>0.0560447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004" calcext:value-type="float">
            <text:p>0,004</text:p>
          </table:table-cell>
          <table:table-cell table:formula="of:=[.G31]+[.H31]" office:value-type="float" office:value="0.504" calcext:value-type="float">
            <text:p>0,504</text:p>
          </table:table-cell>
          <table:table-cell office:value-type="float" office:value="4925224" calcext:value-type="float">
            <text:p>4925224</text:p>
          </table:table-cell>
          <table:table-cell office:value-type="float" office:value="4892632" calcext:value-type="float">
            <text:p>4892632</text:p>
          </table:table-cell>
          <table:table-cell table:formula="of:=[.J31]-[.K31]" office:value-type="float" office:value="32592" calcext:value-type="float">
            <text:p>32592</text:p>
          </table:table-cell>
          <table:table-cell table:number-columns-repeated="5"/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 (s)</text:p>
          </table:table-cell>
          <table:table-cell table:style-name="ce1" office:value-type="string" calcext:value-type="string">
            <text:p>RAM utilisée (kB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uddha1m.off</text:p>
          </table:table-cell>
          <table:table-cell office:value-type="float" office:value="1087716" calcext:value-type="float">
            <text:p>1087716</text:p>
          </table:table-cell>
          <table:table-cell office:value-type="float" office:value="543652" calcext:value-type="float">
            <text:p>543652</text:p>
          </table:table-cell>
          <table:table-cell office:value-type="string" calcext:value-type="string">
            <text:p>0.0559955</text:p>
          </table:table-cell>
          <table:table-cell/>
          <table:table-cell office:value-type="float" office:value="1.136" calcext:value-type="float">
            <text:p>1,136</text:p>
          </table:table-cell>
          <table:table-cell office:value-type="float" office:value="0.012" calcext:value-type="float">
            <text:p>0,012</text:p>
          </table:table-cell>
          <table:table-cell table:formula="of:=[.G32]+[.H32]" office:value-type="float" office:value="1.148" calcext:value-type="float">
            <text:p>1,148</text:p>
          </table:table-cell>
          <table:table-cell office:value-type="float" office:value="4923968" calcext:value-type="float">
            <text:p>4923968</text:p>
          </table:table-cell>
          <table:table-cell office:value-type="float" office:value="4852440" calcext:value-type="float">
            <text:p>4852440</text:p>
          </table:table-cell>
          <table:table-cell table:formula="of:=[.J32]-[.K32]" office:value-type="float" office:value="71528" calcext:value-type="float">
            <text:p>71528</text:p>
          </table:table-cell>
          <table:table-cell table:number-columns-repeated="5"/>
          <table:table-cell table:style-name="ce1" office:value-type="string" calcext:value-type="string">
            <text:p>Séquentiel</text:p>
          </table:table-cell>
          <table:table-cell table:style-name="ce1" table:formula="of:=[.I8]" office:value-type="float" office:value="8.04" calcext:value-type="float">
            <text:p>8,04</text:p>
          </table:table-cell>
          <table:table-cell table:style-name="ce1" table:formula="of:=[.L8]" office:value-type="float" office:value="672144" calcext:value-type="float">
            <text:p>672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u10m.off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99996" calcext:value-type="float">
            <text:p>4999996</text:p>
          </table:table-cell>
          <table:table-cell office:value-type="float" office:value="235484" calcext:value-type="float">
            <text:p>235484</text:p>
          </table:table-cell>
          <table:table-cell/>
          <table:table-cell office:value-type="float" office:value="9.436" calcext:value-type="float">
            <text:p>9,436</text:p>
          </table:table-cell>
          <table:table-cell office:value-type="float" office:value="0.104" calcext:value-type="float">
            <text:p>0,104</text:p>
          </table:table-cell>
          <table:table-cell table:formula="of:=[.G33]+[.H33]" office:value-type="float" office:value="9.54" calcext:value-type="float">
            <text:p>9,54</text:p>
          </table:table-cell>
          <table:table-cell office:value-type="float" office:value="4921292" calcext:value-type="float">
            <text:p>4921292</text:p>
          </table:table-cell>
          <table:table-cell office:value-type="float" office:value="4253044" calcext:value-type="float">
            <text:p>4253044</text:p>
          </table:table-cell>
          <table:table-cell table:formula="of:=[.J33]-[.K33]" office:value-type="float" office:value="668248" calcext:value-type="float">
            <text:p>668248</text:p>
          </table:table-cell>
          <table:table-cell table:number-columns-repeated="5"/>
          <table:table-cell table:style-name="ce1" office:value-type="string" calcext:value-type="string">
            <text:p>2 Threads</text:p>
          </table:table-cell>
          <table:table-cell table:style-name="ce1" table:formula="of:=[.I17]" office:value-type="float" office:value="8.156" calcext:value-type="float">
            <text:p>8,156</text:p>
          </table:table-cell>
          <table:table-cell table:style-name="ce1" table:formula="of:=[.L17]" office:value-type="float" office:value="666616" calcext:value-type="float">
            <text:p>6666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4 Threads</text:p>
          </table:table-cell>
          <table:table-cell table:style-name="ce1" table:formula="of:=[.I25]" office:value-type="float" office:value="8.288" calcext:value-type="float">
            <text:p>8,288</text:p>
          </table:table-cell>
          <table:table-cell table:style-name="ce1" table:formula="of:=[.L25]" office:value-type="float" office:value="685352" calcext:value-type="float">
            <text:p>6853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8 Threads</text:p>
          </table:table-cell>
          <table:table-cell table:style-name="ce1" table:formula="of:=[.I33]" office:value-type="float" office:value="9.54" calcext:value-type="float">
            <text:p>9,54</text:p>
          </table:table-cell>
          <table:table-cell table:style-name="ce1" table:formula="of:=[.L33]" office:value-type="float" office:value="668248" calcext:value-type="float">
            <text:p>66824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OpenMP 2</text:p>
          </table:table-cell>
          <table:table-cell table:style-name="ce1" table:formula="of:=[.I44]" office:value-type="float" office:value="8.128" calcext:value-type="float">
            <text:p>8,128</text:p>
          </table:table-cell>
          <table:table-cell table:style-name="ce1" table:formula="of:=[.L44]" office:value-type="float" office:value="699368" calcext:value-type="float">
            <text:p>6993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OpenMP 4</text:p>
          </table:table-cell>
          <table:table-cell table:style-name="ce1" table:formula="of:=[.I52]" office:value-type="float" office:value="8.204" calcext:value-type="float">
            <text:p>8,204</text:p>
          </table:table-cell>
          <table:table-cell table:style-name="ce1" table:formula="of:=[.L52]" office:value-type="float" office:value="670104" calcext:value-type="float">
            <text:p>670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openmp</text:p>
          </table:table-cell>
          <table:table-cell table:style-name="Default" table:number-columns-repeated="11"/>
          <table:table-cell table:number-columns-repeated="5"/>
          <table:table-cell table:style-name="ce1" office:value-type="string" calcext:value-type="string">
            <text:p>OpenMP 8</text:p>
          </table:table-cell>
          <table:table-cell table:style-name="ce1" table:formula="of:=[.I60]" office:value-type="float" office:value="9.392" calcext:value-type="float">
            <text:p>9,392</text:p>
          </table:table-cell>
          <table:table-cell table:style-name="ce1" table:formula="of:=[.L60]" office:value-type="float" office:value="664872" calcext:value-type="float">
            <text:p>6648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bre de Face</text:p>
          </table:table-cell>
          <table:table-cell office:value-type="string" calcext:value-type="string">
            <text:p>Nombre de Point</text:p>
          </table:table-cell>
          <table:table-cell office:value-type="string" calcext:value-type="string">
            <text:p>Aire</text:p>
          </table:table-cell>
          <table:table-cell/>
          <table:table-cell office:value-type="string" calcext:value-type="string">
            <text:p>time user</text:p>
          </table:table-cell>
          <table:table-cell office:value-type="string" calcext:value-type="string">
            <text:p>time sy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M free start</text:p>
          </table:table-cell>
          <table:table-cell office:value-type="string" calcext:value-type="string">
            <text:p>RAM free end</text:p>
          </table:table-cell>
          <table:table-cell table:style-name="ce1" office:value-type="string" calcext:value-type="string">
            <text:p>Diff. RAM k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n1k5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252.19</text:p>
          </table:table-cell>
          <table:table-cell/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table:formula="of:=[.G40]+[.H40]" office:value-type="float" office:value="0.004" calcext:value-type="float">
            <text:p>0,004</text:p>
          </table:table-cell>
          <table:table-cell office:value-type="float" office:value="4912696" calcext:value-type="float">
            <text:p>4912696</text:p>
          </table:table-cell>
          <table:table-cell office:value-type="float" office:value="4913000" calcext:value-type="float">
            <text:p>4913000</text:p>
          </table:table-cell>
          <table:table-cell table:formula="of:=[.J40]-[.K40]" office:value-type="float" office:value="-304" calcext:value-type="float">
            <text:p>-3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10k.off</text:p>
          </table:table-cell>
          <table:table-cell office:value-type="float" office:value="9968" calcext:value-type="float">
            <text:p>9968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0.05700489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formula="of:=[.G41]-[.H41]" office:value-type="float" office:value="0.02" calcext:value-type="float">
            <text:p>0,02</text:p>
          </table:table-cell>
          <table:table-cell office:value-type="float" office:value="4918880" calcext:value-type="float">
            <text:p>4918880</text:p>
          </table:table-cell>
          <table:table-cell office:value-type="float" office:value="4919476" calcext:value-type="float">
            <text:p>4919476</text:p>
          </table:table-cell>
          <table:table-cell table:formula="of:=[.J41]-[.K41]" office:value-type="float" office:value="-596" calcext:value-type="float">
            <text:p>-5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string" calcext:value-type="string">
            <text:p>0.0560447</text:p>
          </table:table-cell>
          <table:table-cell/>
          <table:table-cell office:value-type="float" office:value="0.424" calcext:value-type="float">
            <text:p>0,424</text:p>
          </table:table-cell>
          <table:table-cell office:value-type="float" office:value="0.008" calcext:value-type="float">
            <text:p>0,008</text:p>
          </table:table-cell>
          <table:table-cell table:formula="of:=[.G42]+[.H42]" office:value-type="float" office:value="0.432" calcext:value-type="float">
            <text:p>0,432</text:p>
          </table:table-cell>
          <table:table-cell office:value-type="float" office:value="4913516" calcext:value-type="float">
            <text:p>4913516</text:p>
          </table:table-cell>
          <table:table-cell office:value-type="float" office:value="4881672" calcext:value-type="float">
            <text:p>4881672</text:p>
          </table:table-cell>
          <table:table-cell table:formula="of:=[.J42]-[.K42]" office:value-type="float" office:value="31844" calcext:value-type="float">
            <text:p>3184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1m.off</text:p>
          </table:table-cell>
          <table:table-cell office:value-type="float" office:value="1087716" calcext:value-type="float">
            <text:p>1087716</text:p>
          </table:table-cell>
          <table:table-cell office:value-type="float" office:value="543652" calcext:value-type="float">
            <text:p>543652</text:p>
          </table:table-cell>
          <table:table-cell office:value-type="string" calcext:value-type="string">
            <text:p>0.0559955</text:p>
          </table:table-cell>
          <table:table-cell/>
          <table:table-cell office:value-type="float" office:value="0.912" calcext:value-type="float">
            <text:p>0,912</text:p>
          </table:table-cell>
          <table:table-cell office:value-type="float" office:value="0.008" calcext:value-type="float">
            <text:p>0,008</text:p>
          </table:table-cell>
          <table:table-cell table:formula="of:=[.G43]+[.H43]" office:value-type="float" office:value="0.92" calcext:value-type="float">
            <text:p>0,92</text:p>
          </table:table-cell>
          <table:table-cell office:value-type="float" office:value="4911288" calcext:value-type="float">
            <text:p>4911288</text:p>
          </table:table-cell>
          <table:table-cell office:value-type="float" office:value="4838368" calcext:value-type="float">
            <text:p>4838368</text:p>
          </table:table-cell>
          <table:table-cell table:formula="of:=[.J43]-[.K43]" office:value-type="float" office:value="72920" calcext:value-type="float">
            <text:p>729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tu10m.off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99996" calcext:value-type="float">
            <text:p>4999996</text:p>
          </table:table-cell>
          <table:table-cell office:value-type="float" office:value="235484" calcext:value-type="float">
            <text:p>235484</text:p>
          </table:table-cell>
          <table:table-cell/>
          <table:table-cell office:value-type="float" office:value="8.032" calcext:value-type="float">
            <text:p>8,032</text:p>
          </table:table-cell>
          <table:table-cell office:value-type="float" office:value="0.096" calcext:value-type="float">
            <text:p>0,096</text:p>
          </table:table-cell>
          <table:table-cell table:formula="of:=[.G44]+[.H44]" office:value-type="float" office:value="8.128" calcext:value-type="float">
            <text:p>8,128</text:p>
          </table:table-cell>
          <table:table-cell office:value-type="float" office:value="4989292" calcext:value-type="float">
            <text:p>4989292</text:p>
          </table:table-cell>
          <table:table-cell office:value-type="float" office:value="4289924" calcext:value-type="float">
            <text:p>4289924</text:p>
          </table:table-cell>
          <table:table-cell table:formula="of:=[.J44]-[.K44]" office:value-type="float" office:value="699368" calcext:value-type="float">
            <text:p>699368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1"/>
          <table:table-cell table:number-columns-repeated="12"/>
        </table:table-row>
        <table:table-row table:style-name="ro1">
          <table:table-cell office:value-type="string" calcext:value-type="string">
            <text:p>4 openmp</text:p>
          </table:table-cell>
          <table:table-cell table:style-name="Default"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bre de Face</text:p>
          </table:table-cell>
          <table:table-cell office:value-type="string" calcext:value-type="string">
            <text:p>Nombre de Point</text:p>
          </table:table-cell>
          <table:table-cell office:value-type="string" calcext:value-type="string">
            <text:p>Aire</text:p>
          </table:table-cell>
          <table:table-cell/>
          <table:table-cell office:value-type="string" calcext:value-type="string">
            <text:p>time user</text:p>
          </table:table-cell>
          <table:table-cell office:value-type="string" calcext:value-type="string">
            <text:p>time sy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M free start</text:p>
          </table:table-cell>
          <table:table-cell office:value-type="string" calcext:value-type="string">
            <text:p>RAM free end</text:p>
          </table:table-cell>
          <table:table-cell table:style-name="ce1" office:value-type="string" calcext:value-type="string">
            <text:p>Diff. RAM k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n1k5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252.19</text:p>
          </table:table-cell>
          <table:table-cell/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table:formula="of:=[.G48]+[.H48]" office:value-type="float" office:value="0.004" calcext:value-type="float">
            <text:p>0,004</text:p>
          </table:table-cell>
          <table:table-cell office:value-type="float" office:value="2409868" calcext:value-type="float">
            <text:p>2409868</text:p>
          </table:table-cell>
          <table:table-cell office:value-type="float" office:value="2407396" calcext:value-type="float">
            <text:p>2407396</text:p>
          </table:table-cell>
          <table:table-cell table:formula="of:=[.J48]-[.K48]" office:value-type="float" office:value="2472" calcext:value-type="float">
            <text:p>247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10k.off</text:p>
          </table:table-cell>
          <table:table-cell office:value-type="float" office:value="9968" calcext:value-type="float">
            <text:p>9968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0.05700489</text:p>
          </table:table-cell>
          <table:table-cell/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table:formula="of:=[.G49]-[.H49]" office:value-type="float" office:value="0.032" calcext:value-type="float">
            <text:p>0,032</text:p>
          </table:table-cell>
          <table:table-cell office:value-type="float" office:value="2405224" calcext:value-type="float">
            <text:p>2405224</text:p>
          </table:table-cell>
          <table:table-cell office:value-type="float" office:value="2400992" calcext:value-type="float">
            <text:p>2400992</text:p>
          </table:table-cell>
          <table:table-cell table:formula="of:=[.J49]-[.K49]" office:value-type="float" office:value="4232" calcext:value-type="float">
            <text:p>42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string" calcext:value-type="string">
            <text:p>0.0560447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.012" calcext:value-type="float">
            <text:p>0,012</text:p>
          </table:table-cell>
          <table:table-cell table:formula="of:=[.G50]+[.H50]" office:value-type="float" office:value="0.432" calcext:value-type="float">
            <text:p>0,432</text:p>
          </table:table-cell>
          <table:table-cell office:value-type="float" office:value="2427444" calcext:value-type="float">
            <text:p>2427444</text:p>
          </table:table-cell>
          <table:table-cell office:value-type="float" office:value="2388392" calcext:value-type="float">
            <text:p>2388392</text:p>
          </table:table-cell>
          <table:table-cell table:formula="of:=[.J50]-[.K50]" office:value-type="float" office:value="39052" calcext:value-type="float">
            <text:p>390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1m.off</text:p>
          </table:table-cell>
          <table:table-cell office:value-type="float" office:value="1087716" calcext:value-type="float">
            <text:p>1087716</text:p>
          </table:table-cell>
          <table:table-cell office:value-type="float" office:value="543652" calcext:value-type="float">
            <text:p>543652</text:p>
          </table:table-cell>
          <table:table-cell office:value-type="string" calcext:value-type="string">
            <text:p>0.0559955</text:p>
          </table:table-cell>
          <table:table-cell/>
          <table:table-cell office:value-type="float" office:value="0.928" calcext:value-type="float">
            <text:p>0,928</text:p>
          </table:table-cell>
          <table:table-cell office:value-type="float" office:value="0.008" calcext:value-type="float">
            <text:p>0,008</text:p>
          </table:table-cell>
          <table:table-cell table:formula="of:=[.G51]+[.H51]" office:value-type="float" office:value="0.936" calcext:value-type="float">
            <text:p>0,936</text:p>
          </table:table-cell>
          <table:table-cell office:value-type="float" office:value="2386096" calcext:value-type="float">
            <text:p>2386096</text:p>
          </table:table-cell>
          <table:table-cell office:value-type="float" office:value="2308884" calcext:value-type="float">
            <text:p>2308884</text:p>
          </table:table-cell>
          <table:table-cell table:formula="of:=[.J51]-[.K51]" office:value-type="float" office:value="77212" calcext:value-type="float">
            <text:p>772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tu10m.off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99996" calcext:value-type="float">
            <text:p>4999996</text:p>
          </table:table-cell>
          <table:table-cell office:value-type="float" office:value="235484" calcext:value-type="float">
            <text:p>235484</text:p>
          </table:table-cell>
          <table:table-cell/>
          <table:table-cell office:value-type="float" office:value="8.092" calcext:value-type="float">
            <text:p>8,092</text:p>
          </table:table-cell>
          <table:table-cell office:value-type="float" office:value="0.112" calcext:value-type="float">
            <text:p>0,112</text:p>
          </table:table-cell>
          <table:table-cell table:formula="of:=[.G52]+[.H52]" office:value-type="float" office:value="8.204" calcext:value-type="float">
            <text:p>8,204</text:p>
          </table:table-cell>
          <table:table-cell office:value-type="float" office:value="2416384" calcext:value-type="float">
            <text:p>2416384</text:p>
          </table:table-cell>
          <table:table-cell office:value-type="float" office:value="1746280" calcext:value-type="float">
            <text:p>1746280</text:p>
          </table:table-cell>
          <table:table-cell table:formula="of:=[.J52]-[.K52]" office:value-type="float" office:value="670104" calcext:value-type="float">
            <text:p>670104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11"/>
          <table:table-cell table:number-columns-repeated="12"/>
        </table:table-row>
        <table:table-row table:style-name="ro1">
          <table:table-cell office:value-type="string" calcext:value-type="string">
            <text:p><text:s/>8 openmp</text:p>
          </table:table-cell>
          <table:table-cell table:style-name="Default"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bre de Face</text:p>
          </table:table-cell>
          <table:table-cell office:value-type="string" calcext:value-type="string">
            <text:p>Nombre de Point</text:p>
          </table:table-cell>
          <table:table-cell office:value-type="string" calcext:value-type="string">
            <text:p>Aire</text:p>
          </table:table-cell>
          <table:table-cell/>
          <table:table-cell office:value-type="string" calcext:value-type="string">
            <text:p>time user</text:p>
          </table:table-cell>
          <table:table-cell office:value-type="string" calcext:value-type="string">
            <text:p>time sy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M free start</text:p>
          </table:table-cell>
          <table:table-cell office:value-type="string" calcext:value-type="string">
            <text:p>RAM free end</text:p>
          </table:table-cell>
          <table:table-cell table:style-name="ce1" office:value-type="string" calcext:value-type="string">
            <text:p>Diff. RAM k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n1k5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252.19</text:p>
          </table:table-cell>
          <table:table-cell/>
          <table:table-cell office:value-type="float" office:value="0.052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table:formula="of:=[.G56]+[.H56]" office:value-type="float" office:value="0.052" calcext:value-type="float">
            <text:p>0,052</text:p>
          </table:table-cell>
          <table:table-cell office:value-type="float" office:value="4490008" calcext:value-type="float">
            <text:p>4490008</text:p>
          </table:table-cell>
          <table:table-cell office:value-type="float" office:value="4489772" calcext:value-type="float">
            <text:p>4489772</text:p>
          </table:table-cell>
          <table:table-cell table:formula="of:=[.J56]-[.K56]"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10k.off</text:p>
          </table:table-cell>
          <table:table-cell office:value-type="float" office:value="9968" calcext:value-type="float">
            <text:p>9968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0.05700489</text:p>
          </table:table-cell>
          <table:table-cell/>
          <table:table-cell office:value-type="float" office:value="0.132" calcext:value-type="float">
            <text:p>0,132</text:p>
          </table:table-cell>
          <table:table-cell office:value-type="float" office:value="0.004" calcext:value-type="float">
            <text:p>0,004</text:p>
          </table:table-cell>
          <table:table-cell table:formula="of:=[.G57]-[.H57]" office:value-type="float" office:value="0.128" calcext:value-type="float">
            <text:p>0,128</text:p>
          </table:table-cell>
          <table:table-cell office:value-type="float" office:value="4510092" calcext:value-type="float">
            <text:p>4510092</text:p>
          </table:table-cell>
          <table:table-cell office:value-type="float" office:value="4509736" calcext:value-type="float">
            <text:p>4509736</text:p>
          </table:table-cell>
          <table:table-cell table:formula="of:=[.J57]-[.K57]"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string" calcext:value-type="string">
            <text:p>0.0560447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table:formula="of:=[.G58]+[.H58]" office:value-type="float" office:value="0.54" calcext:value-type="float">
            <text:p>0,54</text:p>
          </table:table-cell>
          <table:table-cell office:value-type="float" office:value="4509968" calcext:value-type="float">
            <text:p>4509968</text:p>
          </table:table-cell>
          <table:table-cell office:value-type="float" office:value="4476796" calcext:value-type="float">
            <text:p>4476796</text:p>
          </table:table-cell>
          <table:table-cell table:formula="of:=[.J58]-[.K58]" office:value-type="float" office:value="33172" calcext:value-type="float">
            <text:p>3317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uddha1m.off</text:p>
          </table:table-cell>
          <table:table-cell office:value-type="float" office:value="1087716" calcext:value-type="float">
            <text:p>1087716</text:p>
          </table:table-cell>
          <table:table-cell office:value-type="float" office:value="543652" calcext:value-type="float">
            <text:p>543652</text:p>
          </table:table-cell>
          <table:table-cell office:value-type="string" calcext:value-type="string">
            <text:p>0.0559955</text:p>
          </table:table-cell>
          <table:table-cell/>
          <table:table-cell office:value-type="float" office:value="1.164" calcext:value-type="float">
            <text:p>1,164</text:p>
          </table:table-cell>
          <table:table-cell office:value-type="float" office:value="0.016" calcext:value-type="float">
            <text:p>0,016</text:p>
          </table:table-cell>
          <table:table-cell table:formula="of:=[.G59]+[.H59]" office:value-type="float" office:value="1.18" calcext:value-type="float">
            <text:p>1,18</text:p>
          </table:table-cell>
          <table:table-cell office:value-type="float" office:value="4505576" calcext:value-type="float">
            <text:p>4505576</text:p>
          </table:table-cell>
          <table:table-cell office:value-type="float" office:value="4433720" calcext:value-type="float">
            <text:p>4433720</text:p>
          </table:table-cell>
          <table:table-cell table:formula="of:=[.J59]-[.K59]" office:value-type="float" office:value="71856" calcext:value-type="float">
            <text:p>7185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tu10m.off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99996" calcext:value-type="float">
            <text:p>4999996</text:p>
          </table:table-cell>
          <table:table-cell office:value-type="float" office:value="235484" calcext:value-type="float">
            <text:p>235484</text:p>
          </table:table-cell>
          <table:table-cell/>
          <table:table-cell office:value-type="float" office:value="9.304" calcext:value-type="float">
            <text:p>9,304</text:p>
          </table:table-cell>
          <table:table-cell office:value-type="float" office:value="0.088" calcext:value-type="float">
            <text:p>0,088</text:p>
          </table:table-cell>
          <table:table-cell table:formula="of:=[.G60]+[.H60]" office:value-type="float" office:value="9.392" calcext:value-type="float">
            <text:p>9,392</text:p>
          </table:table-cell>
          <table:table-cell office:value-type="float" office:value="4502080" calcext:value-type="float">
            <text:p>4502080</text:p>
          </table:table-cell>
          <table:table-cell office:value-type="float" office:value="3837208" calcext:value-type="float">
            <text:p>3837208</text:p>
          </table:table-cell>
          <table:table-cell table:formula="of:=[.J60]-[.K60]" office:value-type="float" office:value="664872" calcext:value-type="float">
            <text:p>66487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1:52:51.066161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ken </meta:initial-creator>
    <meta:creation-date>2015-12-08T00:04:07.612602884</meta:creation-date>
    <dc:date>2015-12-08T13:05:45.687506467</dc:date>
    <dc:creator>spoken </dc:creator>
    <meta:editing-duration>PT1H23M5S</meta:editing-duration>
    <meta:editing-cycles>10</meta:editing-cycles>
    <meta:generator>LibreOffice/4.2.8.2$Linux_X86_64 LibreOffice_project/420m0$Build-2</meta:generator>
    <meta:document-statistic meta:table-count="1" meta:cell-count="5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48cm" svg:y="0.316cm" chart:style-name="ch2">
          <text:p>1500 Itérations</text:p>
        </chart:title>
        <chart:legend chart:legend-position="end" svg:x="13.737cm" svg:y="4.201cm" style:legend-expansion="high" chart:style-name="ch3"/>
        <chart:plot-area chart:style-name="ch4" table:cell-range-address="Feuille1.R8:Feuille1.S15" chart:data-source-has-labels="both" svg:x="1.331cm" svg:y="1.301cm" svg:width="12.086cm" svg:height="6.5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5cm" svg:y="1.301cm" svg:width="11.16cm" svg:height="5.4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907cm" svg:y="8.019cm" chart:style-name="ch6">
              <text:p>Mode</text:p>
            </chart:title>
            <chart:categories table:cell-range-address="Feuille1.R9:Feuille1.R15"/>
            <chart:grid chart:style-name="ch7" chart:class="major"/>
          </chart:axis>
          <chart:axis chart:dimension="y" chart:name="primary-y" chart:style-name="ch8">
            <chart:title svg:x="0.451cm" svg:y="5.355cm" chart:style-name="ch9">
              <text:p>Secondes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Feuille1.S9:Feuille1.S15" chart:label-cell-address="Feuille1.S8:Feuille1.S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(s)</text:p>
                <draw:g>
                  <svg:desc>Feuille1.S8:Feuille1.S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équentiel</text:p>
                <draw:g>
                  <svg:desc>Feuille1.R9:Feuille1.R15</svg:desc>
                </draw:g>
              </table:table-cell>
              <table:table-cell office:value-type="float" office:value="0.004">
                <text:p>0.004</text:p>
                <draw:g>
                  <svg:desc>Feuille1.S9:Feuille1.S15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OpenMP 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OpenMP 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OpenMP 8</text:p>
              </table:table-cell>
              <table:table-cell office:value-type="float" office:value="0.052">
                <text:p>0.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16cm" chart:style-name="ch2">
          <text:p>10 000 Itérations</text:p>
        </chart:title>
        <chart:legend chart:legend-position="end" svg:x="13.737cm" svg:y="4.201cm" style:legend-expansion="high" chart:style-name="ch3"/>
        <chart:plot-area chart:style-name="ch4" table:cell-range-address="Feuille1.V8:Feuille1.W15" chart:data-source-has-labels="both" svg:x="1.331cm" svg:y="1.301cm" svg:width="12.086cm" svg:height="6.5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52cm" svg:y="1.301cm" svg:width="11.156cm" svg:height="5.4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907cm" svg:y="8.019cm" chart:style-name="ch6">
              <text:p>Mode</text:p>
            </chart:title>
            <chart:categories table:cell-range-address="Feuille1.V9:Feuille1.V15"/>
          </chart:axis>
          <chart:axis chart:dimension="y" chart:name="primary-y" chart:style-name="ch7">
            <chart:title svg:x="0.451cm" svg:y="5.355cm" chart:style-name="ch8">
              <text:p>Seconde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Feuille1.W9:Feuille1.W15" chart:label-cell-address="Feuille1.W8:Feuille1.W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(s)</text:p>
                <draw:g>
                  <svg:desc>Feuille1.W8:Feuille1.W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équentiel</text:p>
                <draw:g>
                  <svg:desc>Feuille1.V9:Feuille1.V15</svg:desc>
                </draw:g>
              </table:table-cell>
              <table:table-cell office:value-type="float" office:value="0.016">
                <text:p>0.016</text:p>
                <draw:g>
                  <svg:desc>Feuille1.W9:Feuille1.W15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OpenMP 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OpenMP 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OpenMP 8</text:p>
              </table:table-cell>
              <table:table-cell office:value-type="float" office:value="0.128">
                <text:p>0.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57cm" svg:y="0.316cm" chart:style-name="ch2">
          <text:p>500 000 itérations</text:p>
        </chart:title>
        <chart:legend chart:legend-position="end" svg:x="13.737cm" svg:y="4.201cm" style:legend-expansion="high" chart:style-name="ch3"/>
        <chart:plot-area chart:style-name="ch4" table:cell-range-address="Feuille1.R20:Feuille1.S27 Feuille1.X52:Feuille1.X52" chart:data-source-has-labels="both" svg:x="1.331cm" svg:y="1.301cm" svg:width="12.086cm" svg:height="6.5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1cm" svg:y="1.301cm" svg:width="11.333cm" svg:height="5.4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907cm" svg:y="8.019cm" chart:style-name="ch6">
              <text:p>Mode</text:p>
            </chart:title>
            <chart:categories table:cell-range-address="Feuille1.R21:Feuille1.R27 Feuille1.X52:Feuille1.X52"/>
          </chart:axis>
          <chart:axis chart:dimension="y" chart:name="primary-y" chart:style-name="ch7">
            <chart:title svg:x="0.451cm" svg:y="5.355cm" chart:style-name="ch8">
              <text:p>Seconde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Feuille1.S21:Feuille1.S27" chart:label-cell-address="Feuille1.S20:Feuille1.S2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(s)</text:p>
                <draw:g>
                  <svg:desc>Feuille1.S20:Feuille1.S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équentiel</text:p>
                <draw:g>
                  <svg:desc>Feuille1.R21:Feuille1.R27 Feuille1.X52:Feuille1.X52</svg:desc>
                </draw:g>
              </table:table-cell>
              <table:table-cell office:value-type="float" office:value="0.468">
                <text:p>0.468</text:p>
                <draw:g>
                  <svg:desc>Feuille1.S21:Feuille1.S27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OpenMP 2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OpenMP 4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OpenMP 8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1 000 000 Itérations</text:p>
        </chart:title>
        <chart:legend chart:legend-position="end" svg:x="13.737cm" svg:y="4.201cm" style:legend-expansion="high" chart:style-name="ch3"/>
        <chart:plot-area chart:style-name="ch4" table:cell-range-address="Feuille1.V20:Feuille1.W27 Feuille1.AF69:Feuille1.AF69" chart:data-source-has-labels="both" svg:x="1.331cm" svg:y="1.301cm" svg:width="12.086cm" svg:height="6.5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1cm" svg:y="1.301cm" svg:width="11.333cm" svg:height="5.4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907cm" svg:y="8.019cm" chart:style-name="ch6">
              <text:p>Mode</text:p>
            </chart:title>
            <chart:categories table:cell-range-address="Feuille1.V21:Feuille1.V27 Feuille1.AF69:Feuille1.AF69"/>
          </chart:axis>
          <chart:axis chart:dimension="y" chart:name="primary-y" chart:style-name="ch7">
            <chart:title svg:x="0.451cm" svg:y="5.355cm" chart:style-name="ch8">
              <text:p>Seconde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Feuille1.W21:Feuille1.W27" chart:label-cell-address="Feuille1.W20:Feuille1.W2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(s)</text:p>
                <draw:g>
                  <svg:desc>Feuille1.W20:Feuille1.W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équentiel</text:p>
                <draw:g>
                  <svg:desc>Feuille1.V21:Feuille1.V27 Feuille1.AF69:Feuille1.AF69</svg:desc>
                </draw:g>
              </table:table-cell>
              <table:table-cell office:value-type="float" office:value="0.968">
                <text:p>0.968</text:p>
                <draw:g>
                  <svg:desc>Feuille1.W21:Feuille1.W27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OpenMP 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OpenMP 4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OpenMP 8</text:p>
              </table:table-cell>
              <table:table-cell office:value-type="float" office:value="1.18">
                <text:p>1.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10 000 000 Itérations</text:p>
        </chart:title>
        <chart:legend chart:legend-position="end" svg:x="13.737cm" svg:y="4.201cm" style:legend-expansion="high" chart:style-name="ch3"/>
        <chart:plot-area chart:style-name="ch4" table:cell-range-address="Feuille1.R31:Feuille1.S38" chart:data-source-has-labels="both" svg:x="1.331cm" svg:y="1.301cm" svg:width="12.086cm" svg:height="6.5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69cm" svg:y="1.301cm" svg:width="11.337cm" svg:height="5.4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907cm" svg:y="8.019cm" chart:style-name="ch6">
              <text:p>Mode</text:p>
            </chart:title>
            <chart:categories table:cell-range-address="Feuille1.R32:Feuille1.R38"/>
          </chart:axis>
          <chart:axis chart:dimension="y" chart:name="primary-y" chart:style-name="ch7">
            <chart:title svg:x="0.451cm" svg:y="5.355cm" chart:style-name="ch8">
              <text:p>Seconde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Feuille1.S32:Feuille1.S38" chart:label-cell-address="Feuille1.S31:Feuille1.S3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(s)</text:p>
                <draw:g>
                  <svg:desc>Feuille1.S31:Feuille1.S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équentiel</text:p>
                <draw:g>
                  <svg:desc>Feuille1.R32:Feuille1.R38</svg:desc>
                </draw:g>
              </table:table-cell>
              <table:table-cell office:value-type="float" office:value="8.04">
                <text:p>8.04</text:p>
                <draw:g>
                  <svg:desc>Feuille1.S32:Feuille1.S38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8.156">
                <text:p>8.156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OpenMP 2</text:p>
              </table:table-cell>
              <table:table-cell office:value-type="float" office:value="8.128">
                <text:p>8.128</text:p>
              </table:table-cell>
            </table:table-row>
            <table:table-row>
              <table:table-cell office:value-type="string">
                <text:p>OpenMP 4</text:p>
              </table:table-cell>
              <table:table-cell office:value-type="float" office:value="8.204">
                <text:p>8.204</text:p>
              </table:table-cell>
            </table:table-row>
            <table:table-row>
              <table:table-cell office:value-type="string">
                <text:p>OpenMP 8</text:p>
              </table:table-cell>
              <table:table-cell office:value-type="float" office:value="9.392">
                <text:p>9.3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